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enlo" svg:font-family="Menlo, Monaco, Consolas, 'Courier New', Courier, monospace"/>
    <style:font-face style:name="apple-system" svg:font-family="apple-system, BlinkMacSystemFont, Arial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0417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4pt" fo:letter-spacing="normal" fo:language="ru" fo:country="RU" fo:font-style="normal" fo:font-weight="bold"/>
    </style:style>
    <style:style style:name="P2" style:family="paragraph" style:parent-style-name="Heading_20_3">
      <style:paragraph-properties fo:line-height="143%"/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P3" style:family="paragraph" style:parent-style-name="Heading_20_4">
      <style:paragraph-properties fo:line-height="125%"/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P4" style:family="paragraph" style:parent-style-name="Preformatted_20_Text">
      <loext:graphic-properties draw:fill="solid" draw:fill-color="#fbfdff" draw:opacity="100%"/>
      <style:paragraph-properties fo:margin-left="0in" fo:margin-right="0in" fo:margin-top="0.3335in" fo:margin-bottom="0in" style:contextual-spacing="false" fo:line-height="160%" fo:text-indent="0in" style:auto-text-indent="false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5" style:family="paragraph" style:parent-style-name="Preformatted_20_Text">
      <loext:graphic-properties draw:fill="solid" draw:fill-color="#fbfdff" draw:opacity="100%"/>
      <style:paragraph-properties fo:margin-top="0.3335in" fo:margin-bottom="0in" style:contextual-spacing="false" fo:line-height="160%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6" style:family="paragraph" style:parent-style-name="Text_20_body">
      <style:paragraph-properties fo:line-height="156%"/>
      <style:text-properties fo:font-variant="normal" fo:text-transform="none" fo:color="#111111" loext:opacity="100%" fo:letter-spacing="normal" loext:padding="0in" loext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style:paragraph-properties fo:margin-left="0in" fo:margin-right="0.0835in" fo:margin-top="0.0835in" fo:margin-bottom="0in" style:contextual-spacing="false" fo:line-height="150%" fo:orphans="2" fo:widows="2" fo:text-indent="0in" style:auto-text-indent="false"/>
      <style:text-properties fo:font-variant="normal" fo:text-transform="none" fo:color="#6667a3" loext:opacity="100%" style:text-line-through-style="none" style:text-line-through-type="none" style:font-name="apple-system" fo:font-size="14pt" fo:letter-spacing="normal" fo:font-style="normal" style:text-underline-style="none" fo:font-weight="normal" style:text-blinking="false" loext:padding-left="0.0835in" loext:padding-right="0in" loext:padding-top="0.0193in" loext:padding-bottom="0.0193in" loext:border-left="0.06pt solid #b0b0e2" loext:border-right="none" loext:border-top="0.06pt solid #b0b0e2" loext:border-bottom="0.06pt solid #b0b0e2"/>
    </style:style>
    <style:style style:name="P9" style:family="paragraph" style:parent-style-name="Text_20_body">
      <style:paragraph-properties fo:margin-top="0in" fo:margin-bottom="0.0835in" style:contextual-spacing="false" fo:orphans="2" fo:widows="2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111111" loext:opacity="100%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P13" style:family="paragraph" style:parent-style-name="Text_20_body" style:list-style-name="L4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P14" style:family="paragraph" style:parent-style-name="Text_20_body" style:list-style-name="L6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P15" style:family="paragraph" style:parent-style-name="Text_20_body" style:list-style-name="L7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P16" style:family="paragraph" style:parent-style-name="Text_20_body" style:list-style-name="L9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P17" style:family="paragraph" style:parent-style-name="Text_20_body" style:list-style-name="L10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19" style:family="paragraph" style:parent-style-name="Text_20_body" style:list-style-name="L2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20" style:family="paragraph" style:parent-style-name="Text_20_body" style:list-style-name="L3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21" style:family="paragraph" style:parent-style-name="Text_20_body" style:list-style-name="L4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22" style:family="paragraph" style:parent-style-name="Text_20_body" style:list-style-name="L5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23" style:family="paragraph" style:parent-style-name="Text_20_body" style:list-style-name="L6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24" style:family="paragraph" style:parent-style-name="Text_20_body" style:list-style-name="L8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25" style:family="paragraph" style:parent-style-name="Text_20_body" style:list-style-name="L9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26" style:family="paragraph" style:parent-style-name="Text_20_body" style:list-style-name="L10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27" style:family="paragraph" style:parent-style-name="Text_20_body">
      <style:paragraph-properties fo:margin-left="0in" fo:margin-right="0in" fo:margin-top="0.25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P28" style:family="paragraph" style:parent-style-name="Text_20_body">
      <style:paragraph-properties fo:margin-left="0in" fo:margin-right="0in" fo:margin-top="0.25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apple-system" fo:font-size="14pt" fo:letter-spacing="normal" fo:language="ru" fo:country="RU" fo:font-style="normal" style:text-underline-style="solid" style:text-underline-width="auto" style:text-underline-color="font-color" fo:font-weight="normal" loext:padding="0in" loext:border="none"/>
    </style:style>
    <style:style style:name="P29" style:family="paragraph" style:parent-style-name="Text_20_body">
      <style:paragraph-properties fo:margin-left="0in" fo:margin-right="0in" fo:margin-top="0.25in" fo:margin-bottom="0in" style:contextual-spacing="false" fo:line-height="150%" fo:text-indent="0in" style:auto-text-indent="false" fo:padding="0in" fo:border="none"/>
    </style:style>
    <style:style style:name="P30" style:family="paragraph" style:parent-style-name="Text_20_body">
      <style:paragraph-properties fo:margin-left="0in" fo:margin-right="0in" fo:margin-top="0.1252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P31" style:family="paragraph" style:parent-style-name="Text_20_body">
      <style:paragraph-properties fo:margin-left="0in" fo:margin-right="0in" fo:margin-top="0.1252in" fo:margin-bottom="0in" style:contextual-spacing="false" fo:line-height="150%" fo:text-indent="0in" style:auto-text-indent="false" fo:padding="0in" fo:border="none"/>
    </style:style>
    <style:style style:name="P32" style:family="paragraph" style:parent-style-name="Text_20_body">
      <style:paragraph-properties fo:margin-left="0in" fo:margin-right="0in" fo:margin-top="0.3335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T1" style:family="text">
      <style:text-properties fo:font-variant="normal" fo:text-transform="none" fo:color="#5e6973" loext:opacity="100%" style:font-name="apple-system" fo:font-size="14pt" fo:letter-spacing="normal" fo:font-style="normal" fo:font-weight="normal"/>
    </style:style>
    <style:style style:name="T2" style:family="text">
      <style:text-properties fo:font-variant="normal" fo:text-transform="none" fo:color="#111111" loext:opacity="100%" style:font-name="apple-system" fo:font-size="14pt" fo:letter-spacing="normal" fo:language="ru" fo:country="RU" fo:font-style="normal" fo:font-weight="normal" loext:padding="0in" loext:border="none"/>
    </style:style>
    <style:style style:name="T3" style:family="text">
      <style:text-properties fo:font-variant="normal" fo:text-transform="none" fo:color="#111111" loext:opacity="100%" style:font-name="apple-system" fo:font-size="14pt" fo:letter-spacing="normal" fo:language="ru" fo:country="RU" fo:font-style="normal" style:text-underline-style="solid" style:text-underline-width="auto" style:text-underline-color="font-color" fo:font-weight="normal" loext:padding="0in" loext:border="none"/>
    </style:style>
    <style:style style:name="T4" style:family="text">
      <style:text-properties fo:font-variant="normal" fo:text-transform="none" fo:color="#111111" loext:opacity="100%" style:font-name="apple-system" fo:font-size="14pt" fo:letter-spacing="normal" fo:language="ru" fo:country="RU" fo:font-style="normal" fo:font-weight="bold" loext:padding="0in" loext:border="none"/>
    </style:style>
    <style:style style:name="T5" style:family="text">
      <style:text-properties fo:font-variant="normal" fo:text-transform="none" fo:color="#548eaa" loext:opacity="100%" style:text-line-through-style="none" style:text-line-through-type="none" style:font-name="apple-system" fo:font-size="14pt" fo:letter-spacing="normal" fo:language="ru" fo:country="RU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548eaa" loext:opacity="100%" style:text-line-through-style="none" style:text-line-through-type="none" style:font-name="apple-system" fo:font-size="14pt" fo:letter-spacing="normal" fo:language="ru" fo:country="RU" fo:font-style="normal" style:text-underline-style="none" fo:font-weight="bold" style:text-blinking="false" loext:padding="0in" loext:border="none"/>
    </style:style>
    <style:style style:name="T7" style:family="text">
      <style:text-properties fo:font-variant="normal" fo:text-transform="none" fo:color="#8e908c" loext:opacity="100%" style:font-name="Menlo" fo:font-size="14pt" fo:letter-spacing="normal" fo:language="ru" fo:country="RU" fo:font-style="normal" fo:font-weight="normal" loext:padding="0in" loext:border="none"/>
    </style:style>
    <style:style style:name="T8" style:family="text">
      <style:text-properties fo:font-variant="normal" fo:text-transform="none" fo:color="#4d4d4c" loext:opacity="100%" style:font-name="Menlo" fo:font-size="14pt" fo:letter-spacing="normal" fo:language="ru" fo:country="RU" fo:font-style="normal" fo:font-weight="normal" loext:padding="0in" loext:border="none"/>
    </style:style>
    <style:style style:name="T9" style:family="text">
      <style:text-properties fo:font-variant="normal" fo:text-transform="none" fo:color="#4d4d4c" loext:opacity="100%" fo:letter-spacing="normal" loext:padding="0in" loext:border="none"/>
    </style:style>
    <style:style style:name="T10" style:family="text">
      <style:text-properties fo:font-variant="normal" fo:text-transform="none" fo:color="#f5871f" loext:opacity="100%" style:font-name="Menlo" fo:font-size="14pt" fo:letter-spacing="normal" fo:language="ru" fo:country="RU" fo:font-style="normal" fo:font-weight="normal" loext:padding="0in" loext:border="none"/>
    </style:style>
    <style:style style:name="T11" style:family="text">
      <style:text-properties fo:font-variant="normal" fo:text-transform="none" fo:color="#718c00" loext:opacity="100%" style:font-name="Menlo" fo:font-size="14pt" fo:letter-spacing="normal" fo:language="ru" fo:country="RU" fo:font-style="normal" fo:font-weight="normal" loext:padding="0in" loext:border="none"/>
    </style:style>
    <style:style style:name="T12" style:family="text">
      <style:text-properties fo:font-variant="normal" fo:text-transform="none" fo:color="#000000" loext:opacity="100%" style:font-name="apple-system" fo:font-size="14pt" fo:letter-spacing="normal" fo:language="ru" fo:country="RU" fo:font-style="normal" fo:font-weight="normal" style:font-name-asian="apple-system" style:font-size-asian="14pt" style:language-asian="ru" style:country-asian="RU" style:font-style-asian="normal" style:font-weight-asian="normal" style:font-name-complex="apple-system" style:font-size-complex="14pt" style:language-complex="ru" style:country-complex="RU" style:font-style-complex="normal" style:font-weight-complex="normal" loext:padding="0in" loext:border="none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сновы контейнеризации (обзор Docker и Podman)</text:h>
      <text:p text:style-name="P9"><text:a xlink:type="simple" xlink:href="https://habr.com/ru/hub/sys_admin/" text:style-name="Internet_20_link" text:visited-style-name="Visited_20_Internet_20_Link">Системное администрирование*</text:a><text:a xlink:type="simple" xlink:href="https://habr.com/ru/hub/virtualization/" text:style-name="Internet_20_link" text:visited-style-name="Visited_20_Internet_20_Link">Виртуализация*</text:a><text:a xlink:type="simple" xlink:href="https://habr.com/ru/hub/devops/" text:style-name="Internet_20_link" text:visited-style-name="Visited_20_Internet_20_Link">DevOps*</text:a></text:p>
      <text:p text:style-name="P8">Tutorial</text:p>
      <text:section text:style-name="Sect1" text:name="post-content-body">
        <text:p text:style-name="P10">Привет, Хабр!</text:p>
        <text:p text:style-name="P27">К 2022 году о контейнеризации не слышал только ленивый. Большинство специалистов, так или иначе имеющих отношение к ИТ, хотя бы раз в жизни запускали программное обеспечение в контейнерах. Однако так ли эта технология проста и понятна? Давайте разбираться вместе!</text:p>
        <text:p text:style-name="P27">Главная задача данной статьи – рассказать о контейнеризации, дать ключевые понятия для дальнейшего изучения и показать несколько простых практических приемов. По этой причине (а еще, безусловно, вследствие недостаточной квалификации автора) теоретический материал достаточно упрощен.</text:p>
        <text:h text:style-name="P2" text:outline-level="3">История</text:h>
        <text:p text:style-name="P31"><text:span text:style-name="T2">Идея изоляции пользовательских пространств берет свое начало в 1979 году, когда в ядре UNIX появился системный вызов </text:span><text:a xlink:type="simple" xlink:href="https://en.wikipedia.org/wiki/Chroot" text:style-name="Internet_20_link" text:visited-style-name="Visited_20_Internet_20_Link"><text:span text:style-name="T5">chroot</text:span></text:a><text:span text:style-name="T2">. Он позволял изменить путь каталога корня / для группы процессов на новую локацию в файловой системе, то есть фактически создавал новый корневой каталог, который был изолирован от первого. Следующим шагом и логическим продолжением chroot стало создание в 2000 году </text:span><text:a xlink:type="simple" xlink:href="https://en.wikipedia.org/wiki/FreeBSD_jail" text:style-name="Internet_20_link" text:visited-style-name="Visited_20_Internet_20_Link"><text:span text:style-name="T5">FreeBSD jails</text:span></text:a><text:span text:style-name="T2"> («тюрем»), в которых изначально появилась частичная изоляция сетевых интерфейсов. В первой половине нулевых технологии виртуализации на уровне ОС активно развивались – </text:span><text:soft-page-break/><text:span text:style-name="T2">появились </text:span><text:a xlink:type="simple" xlink:href="https://en.wikipedia.org/wiki/Linux-VServer" text:style-name="Internet_20_link" text:visited-style-name="Visited_20_Internet_20_Link"><text:span text:style-name="T5">Linux VServer</text:span></text:a><text:span text:style-name="T2"> (2001), </text:span><text:a xlink:type="simple" xlink:href="https://en.wikipedia.org/wiki/Solaris_Containers" text:style-name="Internet_20_link" text:visited-style-name="Visited_20_Internet_20_Link"><text:span text:style-name="T5">Solaris Containers</text:span></text:a><text:span text:style-name="T2"> (2004) и </text:span><text:a xlink:type="simple" xlink:href="https://en.wikipedia.org/wiki/OpenVZ" text:style-name="Internet_20_link" text:visited-style-name="Visited_20_Internet_20_Link"><text:span text:style-name="T5">OpenVZ</text:span></text:a><text:span text:style-name="T2"> (2005).</text:span></text:p>
        <text:p text:style-name="P29"><text:span text:style-name="T2">В операционной системе Linux технологии изоляции и виртуализации ресурсов вышли на новый этап в 2002 году, когда в ядро было добавлено первое пространство имен для изоляции файловой системы – mount. В 2006-2007 годах компанией Google был разработан механизм </text:span><text:a xlink:type="simple" xlink:href="https://en.wikipedia.org/wiki/Cgroups" text:style-name="Internet_20_link" text:visited-style-name="Visited_20_Internet_20_Link"><text:span text:style-name="T5">Process Containers</text:span></text:a><text:span text:style-name="T2"> (позднее переименованный в cgroups), который позволил ограничить и изолировать использование группой процессов ЦПУ, ОЗУ и др. аппаратных ресурсов. В 2008 году функционал cgroups был добавлен в ядро Linux. Достаточная функциональность для полной изоляции и безопасной работы контейнеров была завершена в 2013 году с добавлением в ядро пространства имен пользователей – user.</text:span></text:p>
        <text:p text:style-name="P29"><text:span text:style-name="T2">В 2008 году была представлена система </text:span><text:a xlink:type="simple" xlink:href="https://en.wikipedia.org/wiki/LXC" text:style-name="Internet_20_link" text:visited-style-name="Visited_20_Internet_20_Link"><text:span text:style-name="T5">LXC</text:span></text:a><text:span text:style-name="T2"> (LinuX Containers), которая позволила запускать несколько изолированных Linux систем (контейнеров) на одном сервере. LXC использовала для работы механизмы изоляции ядра – namespaces и cgroups. В 2013 году на свет появилась платформа </text:span><text:a xlink:type="simple" xlink:href="https://en.wikipedia.org/wiki/Docker_(software)" text:style-name="Internet_20_link" text:visited-style-name="Visited_20_Internet_20_Link"><text:span text:style-name="T5">Docker</text:span></text:a><text:span text:style-name="T2">, невиданно популяризовавшая контейнерные технологии за счет простоты использования и широкого функционала. Изначально Docker использовал LXC для запуска контейнеров, однако позднее перешел на собственную библиотеку libcontainer, также завязанную на функционал ядра Linux. Наконец, в 2015 появился проект </text:span><text:a xlink:type="simple" xlink:href="https://en.wikipedia.org/wiki/Open_Container_Initiative" text:style-name="Internet_20_link" text:visited-style-name="Visited_20_Internet_20_Link"><text:span text:style-name="T5">Open Container Initiative</text:span></text:a><text:span text:style-name="T2"> (OCI), который регламентирует и </text:span><text:soft-page-break/><text:span text:style-name="T2">стандартизирует развитие контейнерных технологий по сей день.</text:span></text:p>
        <text:p text:style-name="P29"><text:span text:style-name="T3">Читать подробнее:</text:span><text:span text:style-name="T2"> </text:span><text:a xlink:type="simple" xlink:href="https://habr.com/ru/post/541288/" text:style-name="Internet_20_link" text:visited-style-name="Visited_20_Internet_20_Link"><text:span text:style-name="T5">Недостающее введение в контейнеризацию</text:span></text:a></text:p>
        <text:h text:style-name="P2" text:outline-level="3">Что такое контейнеры?</text:h>
        <text:p text:style-name="P31"><text:a xlink:type="simple" xlink:href="https://en.wikipedia.org/wiki/OS-level_virtualization" text:style-name="Internet_20_link" text:visited-style-name="Visited_20_Internet_20_Link"><text:span text:style-name="T5">Контейнеризация</text:span></text:a><text:span text:style-name="T2"> (виртуализация на уровне ОС) – технология, которая позволяет запускать программное обеспечение в изолированных на уровне операционной системы пространствах. Контейнеры являются наиболее распространенной формой виртуализации на уровне ОС. С помощью контейнеров можно запустить несколько приложений на одном сервере (хостовой машине), изолируя их друг от друга.</text:span></text:p>
        <text:p text:style-name="P6"><text:soft-page-break/><draw:frame draw:style-name="fr1" draw:name="Image1" text:anchor-type="as-char" svg:width="9.6043in" svg:height="8.6354in" draw:z-index="0"><draw:image xlink:href="https://habrastorage.org/r/w1560/getpro/habr/upload_files/86e/44e/ea9/86e44eea9b21d43a456cbfa64f99a7df.png" xlink:type="simple" xlink:show="embed" xlink:actuate="onLoad"/></draw:frame></text:p>
        <text:p text:style-name="P32"><text:soft-page-break/>Процесс, запущенный в контейнере, выполняется внутри операционной системы хостовой машины, но при этом он изолирован от остальных процессов. Для самого процесса это вылядит так, будто он единственный работает в системе.</text:p>
        <text:h text:style-name="P2" text:outline-level="3">Механизмы изоляции контейнеров</text:h>
        <text:p text:style-name="P30">Изоляция процессов в контейнерах осуществляется благодаря двум механизмам ядра Linux – пространствам имен (namespaces) и контрольным группам (cgroups).</text:p>
        <text:p text:style-name="P29"><text:a xlink:type="simple" xlink:href="https://en.wikipedia.org/wiki/Linux_namespaces" text:style-name="Internet_20_link" text:visited-style-name="Visited_20_Internet_20_Link"><text:span text:style-name="T5">Пространства имен</text:span></text:a><text:span text:style-name="T2"> гарантируют, что процесс будет работать с собственным представлением системы. Существует несколько типов пространств имен:</text:span></text:p>
        <text:list xml:id="list3633609146" text:style-name="L1">
          <text:list-item>
            <text:p text:style-name="P12">файловая система (mount, mnt) – изолирует файловую систему</text:p>
          </text:list-item>
          <text:list-item>
            <text:p text:style-name="P12">UTS (UNIX Time-Sharing, uts) – изолирует хостнейм и доменное имя</text:p>
          </text:list-item>
          <text:list-item>
            <text:p text:style-name="P12">идентификатор процессов (process identifier, pid) – изолирует процессы</text:p>
          </text:list-item>
          <text:list-item>
            <text:p text:style-name="P12">сеть (network, net) – изолирует сетевые интерфейсы</text:p>
          </text:list-item>
          <text:list-item>
            <text:p text:style-name="P12">межпроцессное взаимодействие (ipc) – изолирует конкурирующее взаимодействие процессами</text:p>
          </text:list-item>
          <text:list-item>
            <text:p text:style-name="P12">пользовательские идентификаторы (user) – изолирует ID пользователей и групп</text:p>
          </text:list-item>
        </text:list>
        <text:p text:style-name="P11">Процесс принадлежит не одному пространству имен, а одному пространству имен каждого типа.</text:p>
        <text:p text:style-name="P29"><text:soft-page-break/><text:a xlink:type="simple" xlink:href="https://en.wikipedia.org/wiki/Cgroups" text:style-name="Internet_20_link" text:visited-style-name="Visited_20_Internet_20_Link"><text:span text:style-name="T5">Контрольные группы</text:span></text:a><text:span text:style-name="T2"> гарантируют, что процесс не будет конкурировать за ресурсы, зарезервированные за другими процессами. Они ограничивают (контролируют) объем ресурсов, который процесс может потреблять – ЦПУ, ОЗУ, пропускную способность сети и др.</text:span></text:p>
        <text:p text:style-name="P28">Читать подробнее:</text:p>
        <text:list xml:id="list2889207592" text:style-name="L2">
          <text:list-item>
            <text:p text:style-name="P19"><text:a xlink:type="simple" xlink:href="https://habr.com/ru/company/selectel/blog/279281/" text:style-name="Internet_20_link" text:visited-style-name="Visited_20_Internet_20_Link"><text:span text:style-name="T5">Механизмы контейнеризации: namespaces</text:span></text:a></text:p>
          </text:list-item>
          <text:list-item>
            <text:p text:style-name="P19"><text:a xlink:type="simple" xlink:href="https://habr.com/ru/company/selectel/blog/303190/" text:style-name="Internet_20_link" text:visited-style-name="Visited_20_Internet_20_Link"><text:span text:style-name="T5">Механизмы контейнеризации: cgroups</text:span></text:a></text:p>
          </text:list-item>
        </text:list>
        <text:h text:style-name="P2" text:outline-level="3">Основные понятия</text:h>
        <text:p text:style-name="P31"><text:span text:style-name="Strong_20_Emphasis"><text:span text:style-name="T4">Container image</text:span></text:span><text:span text:style-name="T2"> (образ) – файл, в который упаковано приложение и его среда. Он содержит файловую систему, которая будет доступна приложению, и другие метаданные (например команды, которые должны быть выполнены при запуске контейнера). Образы контейнеров состоят из слоев (как правило один слой – одна инструкция). Разные образы могут содержать одни и те же слои, поскольку каждый слой надстроен поверх другого образа, а два разных образа могут использовать один и тот же родительский образ в качестве основы. Образы хранятся в Registry Server (реестре) и версионируются с помощью tag (тегов). Если тег не указан, то по умолчанию используется latest. Примеры: </text:span><text:a xlink:type="simple" xlink:href="https://hub.docker.com/_/ubuntu" text:style-name="Internet_20_link" text:visited-style-name="Visited_20_Internet_20_Link"><text:span text:style-name="T5">Ubuntu</text:span></text:a><text:span text:style-name="T2">, </text:span><text:a xlink:type="simple" xlink:href="https://hub.docker.com/_/postgres" text:style-name="Internet_20_link" text:visited-style-name="Visited_20_Internet_20_Link"><text:span text:style-name="T5">Postgres</text:span></text:a><text:span text:style-name="T2">, </text:span><text:a xlink:type="simple" xlink:href="https://hub.docker.com/_/nginx" text:style-name="Internet_20_link" text:visited-style-name="Visited_20_Internet_20_Link"><text:span text:style-name="T5">NGINX</text:span></text:a><text:span text:style-name="T2">.</text:span></text:p>
        <text:p text:style-name="P29"><text:span text:style-name="Strong_20_Emphasis"><text:span text:style-name="T4">Registry Server</text:span></text:span><text:span text:style-name="T2"> (реестр, хранилище) – это репозиторий, в котором хранятся образы. После создания образа на локальном компьютере его можно отправить (push) в хранилище, а затем извлечь (pull) на другом компьютере и запустить его там. </text:span><text:soft-page-break/><text:span text:style-name="T2">Существуют общедоступные и закрытые реестры образов. Примеры: </text:span><text:a xlink:type="simple" xlink:href="https://hub.docker.com/" text:style-name="Internet_20_link" text:visited-style-name="Visited_20_Internet_20_Link"><text:span text:style-name="T5">Docker Hub</text:span></text:a><text:span text:style-name="T2"> (репозитории docker.io), </text:span><text:a xlink:type="simple" xlink:href="https://quay.io/search" text:style-name="Internet_20_link" text:visited-style-name="Visited_20_Internet_20_Link"><text:span text:style-name="T5">RedHat Quay.io</text:span></text:a><text:span text:style-name="T2"> (репозитории quay.io).</text:span></text:p>
        <text:p text:style-name="P29"><text:span text:style-name="Strong_20_Emphasis"><text:span text:style-name="T4">Container</text:span></text:span><text:span text:style-name="T2"> (контейнер) – это экземпляр образа контейнера. Выполняемый контейнер – это запущенный процесс, изолированный от других процессов на сервере и ограниченный выделенным объемом ресурсов (ЦПУ, ОЗУ, диска и др.). Выполняемый контейнер сохраняет все слои образа с доступом на чтение и формирует сверху свой исполняемый слой с доступом на запись.</text:span></text:p>
        <text:p text:style-name="P29"><text:span text:style-name="Strong_20_Emphasis"><text:span text:style-name="T4">Container Engine</text:span></text:span><text:span text:style-name="T2"> (движок контейнеризации) – это программная платформа для упаковки, распространения и выполнения приложений, которая скачивает образы и с пользовательской точки зрения запускает контейнеры (на самом деле за создание и запуск контейнеров отвечает Container Runtime). Примеры: </text:span><text:a xlink:type="simple" xlink:href="https://docs.docker.com/get-started/overview/" text:style-name="Internet_20_link" text:visited-style-name="Visited_20_Internet_20_Link"><text:span text:style-name="T5">Docker</text:span></text:a><text:span text:style-name="T2">, </text:span><text:a xlink:type="simple" xlink:href="https://docs.podman.io/en/latest/" text:style-name="Internet_20_link" text:visited-style-name="Visited_20_Internet_20_Link"><text:span text:style-name="T5">Podman</text:span></text:a><text:span text:style-name="T2">.</text:span></text:p>
        <text:p text:style-name="P29"><text:span text:style-name="Strong_20_Emphasis"><text:span text:style-name="T4">Container Runtime</text:span></text:span><text:span text:style-name="T2"> (среда выполнения контейнеров) – программный компонент для создания и запуска контейнеров. Примеры: </text:span><text:a xlink:type="simple" xlink:href="https://github.com/opencontainers/runc" text:style-name="Internet_20_link" text:visited-style-name="Visited_20_Internet_20_Link"><text:span text:style-name="T5">runc</text:span></text:a><text:span text:style-name="T2"> (инструмент командной строки, основанный на упоминавшейся выше библиотеке libcontainer), </text:span><text:a xlink:type="simple" xlink:href="https://github.com/containers/crun" text:style-name="Internet_20_link" text:visited-style-name="Visited_20_Internet_20_Link"><text:span text:style-name="T5">crun</text:span></text:a><text:span text:style-name="T2">.</text:span></text:p>
        <text:p text:style-name="P29"><text:span text:style-name="Strong_20_Emphasis"><text:span text:style-name="T4">Host (хост)</text:span></text:span><text:span text:style-name="T2"> – сервер, на котором запущен Container Engine и выполняются контейнеры.</text:span></text:p>
        <text:p text:style-name="P29"><text:a xlink:type="simple" xlink:href="https://opencontainers.org/" text:style-name="Internet_20_link" text:visited-style-name="Visited_20_Internet_20_Link"><text:span text:style-name="Strong_20_Emphasis"><text:span text:style-name="T6">Open Container Initiative</text:span></text:span></text:a><text:span text:style-name="T2"> (OCI) – это проект </text:span><text:a xlink:type="simple" xlink:href="https://en.wikipedia.org/wiki/Linux_Foundation" text:style-name="Internet_20_link" text:visited-style-name="Visited_20_Internet_20_Link"><text:span text:style-name="T5">Linux Foundation</text:span></text:a><text:span text:style-name="T2">, основанный в 2015 году компанией </text:span><text:a xlink:type="simple" xlink:href="https://en.wikipedia.org/wiki/Docker,_Inc." text:style-name="Internet_20_link" text:visited-style-name="Visited_20_Internet_20_Link"><text:span text:style-name="T5">Docker, Inc</text:span></text:a><text:span text:style-name="T2">, целью которого </text:span><text:soft-page-break/><text:span text:style-name="T2">является разработка стандартов контейнеризации. В настоящее время в проекте участвуют такие компании, как Google, RedHat, Microsoft и др. OCI поддерживает спецификации </text:span><text:a xlink:type="simple" xlink:href="https://github.com/opencontainers/image-spec" text:style-name="Internet_20_link" text:visited-style-name="Visited_20_Internet_20_Link"><text:span text:style-name="T5">image-spec</text:span></text:a><text:span text:style-name="T2"> (формат образов) и </text:span><text:a xlink:type="simple" xlink:href="https://github.com/opencontainers/runtime-spec" text:style-name="Internet_20_link" text:visited-style-name="Visited_20_Internet_20_Link"><text:span text:style-name="T5">runtime-speс</text:span></text:a><text:span text:style-name="T2"> (Container Runtime).</text:span></text:p>
        <text:p text:style-name="P6"><draw:frame draw:style-name="fr1" draw:name="Image2" text:anchor-type="as-char" svg:width="16.2083in" svg:height="6.7291in" draw:z-index="1"><draw:image xlink:href="https://habrastorage.org/r/w1560/getpro/habr/upload_files/662/9a0/b1b/6629a0b1b313ea996550a0f7a0e2ae1f.png" xlink:type="simple" xlink:show="embed" xlink:actuate="onLoad"/></draw:frame></text:p>
        <text:p text:style-name="P32"><text:span text:style-name="T13">Читать подробнее:</text:span> </text:p>
        <text:list xml:id="list1762365566" text:style-name="L3">
          <text:list-item>
            <text:p text:style-name="P20"><text:a xlink:type="simple" xlink:href="https://developers.redhat.com/blog/2018/02/22/container-terminology-practical-introduction" text:style-name="Internet_20_link" text:visited-style-name="Visited_20_Internet_20_Link"><text:span text:style-name="T5">A Practical Introduction to Container Terminology</text:span></text:a></text:p>
          </text:list-item>
          <text:list-item>
            <text:p text:style-name="P20"><text:soft-page-break/><text:a xlink:type="simple" xlink:href="https://www.capitalone.com/tech/cloud/container-runtime/" text:style-name="Internet_20_link" text:visited-style-name="Visited_20_Internet_20_Link"><text:span text:style-name="T5">A Comprehensive Container Runtime Comparison</text:span></text:a></text:p>
          </text:list-item>
          <text:list-item>
            <text:p text:style-name="P20"><text:a xlink:type="simple" xlink:href="https://habr.com/ru/company/domclick/blog/566224/" text:style-name="Internet_20_link" text:visited-style-name="Visited_20_Internet_20_Link"><text:span text:style-name="T5">Различия между Docker, containerd, CRI-O и runc</text:span></text:a></text:p>
          </text:list-item>
        </text:list>
        <text:h text:style-name="P2" text:outline-level="3">Подсказки перед практикой</text:h>
        <text:p text:style-name="P30">На практике при работе с контейнерами могут быть полезны следующие советы:</text:p>
        <text:list xml:id="list1449368398" text:style-name="L4">
          <text:list-item>
            <text:p text:style-name="P13">Простейший сценарий – скачать образ, создать контейнер и запустить его (выполнить команду внутри)</text:p>
          </text:list-item>
          <text:list-item>
            <text:p text:style-name="P21"><text:span text:style-name="T2">Документацию по запуску контейнера (путь к образу и необходимые команды с ключами) как правило можно найти в реестре образов (например, у Docker Hub есть очень удобный </text:span><text:a xlink:type="simple" xlink:href="https://hub.docker.com/search?q=" text:style-name="Internet_20_link" text:visited-style-name="Visited_20_Internet_20_Link"><text:span text:style-name="T5">поисковик</text:span></text:a><text:span text:style-name="T2">) или в ReadMe репозитория с исходным кодом проекта. Создать образ и сохранить его в публичный реестр может практически каждый, поэтому старайтесь пользоваться только официальной документацией и проверенными образами! Примеры: </text:span><text:a xlink:type="simple" xlink:href="https://hub.docker.com/_/nginx" text:style-name="Internet_20_link" text:visited-style-name="Visited_20_Internet_20_Link"><text:span text:style-name="T5">Docker Hub/nginx</text:span></text:a><text:span text:style-name="T2">, </text:span><text:a xlink:type="simple" xlink:href="https://hub.docker.com/_/debian" text:style-name="Internet_20_link" text:visited-style-name="Visited_20_Internet_20_Link"><text:span text:style-name="T5">Docker Hub/debian</text:span></text:a><text:span text:style-name="T2">, </text:span><text:a xlink:type="simple" xlink:href="https://github.com/prometheus/prometheus" text:style-name="Internet_20_link" text:visited-style-name="Visited_20_Internet_20_Link"><text:span text:style-name="T5">GitHub Readme/prometheus</text:span></text:a></text:p>
          </text:list-item>
          <text:list-item>
            <text:p text:style-name="P13">Для скачивания образов используется команда pull, однако в целом она необязательна – при выполнении большинства команд (create, run и др.) образ скачается автоматически, если не будет обнаружен локально</text:p>
          </text:list-item>
          <text:list-item>
            <text:p text:style-name="P13">При выполнении команд pull, create, run и др. следует указывать репозиторий и тег образа. Если этого не делать, то будут использоваться значения по умолчанию – репозиторий как правило docker.io, а тег latest</text:p>
          </text:list-item>
          <text:list-item>
            <text:p text:style-name="P13">При запуске контейнера выполняется команда по умолчанию (точка входа), однако можно выполнить и другую команду</text:p>
          </text:list-item>
        </text:list>
        <text:h text:style-name="P2" text:outline-level="3"><text:soft-page-break/>Работа с Docker</text:h>
        <text:p text:style-name="P31"><text:a xlink:type="simple" xlink:href="https://docs.docker.com/get-started/overview/" text:style-name="Internet_20_link" text:visited-style-name="Visited_20_Internet_20_Link"><text:span text:style-name="T5">Docker</text:span></text:a><text:span text:style-name="T2"> – это открытая платформа для разработки, доставки и запуска приложений. Состоит из утилиты командной строки docker, которая вызывает одноименный сервис (сервис является потенциальной единой точкой отказа) и требует права доступа root. По умолчанию использует в качестве Container Runtime runc. Все файлы Docker (образы, контейнеры и др.) по умолчанию хранятся в каталоге /var/lib/docker.</text:span></text:p>
        <text:p text:style-name="P29"><text:span text:style-name="T2">Для установки необходимо воспользоваться официальным руководством – </text:span><text:a xlink:type="simple" xlink:href="https://docs.docker.com/get-started/#download-and-install-docker" text:style-name="Internet_20_link" text:visited-style-name="Visited_20_Internet_20_Link"><text:span text:style-name="T5">Download and install Docker</text:span></text:a><text:span text:style-name="T2">, которое содержит подробные инструкции для Linux, Windows и Mac. Стоит сразу отметить, что контейнерам для работы необходимы функции ядра Linux, поэтому они работают нативно под Linux, почти нативно в последних версиях Windows благодаря </text:span><text:a xlink:type="simple" xlink:href="https://docs.microsoft.com/ru-ru/windows/wsl/about" text:style-name="Internet_20_link" text:visited-style-name="Visited_20_Internet_20_Link"><text:span text:style-name="T5">WSL2</text:span></text:a><text:span text:style-name="T2"> (через </text:span><text:a xlink:type="simple" xlink:href="https://www.docker.com/products/docker-desktop/" text:style-name="Internet_20_link" text:visited-style-name="Visited_20_Internet_20_Link"><text:span text:style-name="T5">Docker Desktop</text:span></text:a><text:span text:style-name="T2"> или </text:span><text:a xlink:type="simple" xlink:href="https://docs.microsoft.com/en-us/windows/wsl/install#change-the-default-linux-distribution-installed" text:style-name="Internet_20_link" text:visited-style-name="Visited_20_Internet_20_Link"><text:span text:style-name="T5">Linux диструбутив</text:span></text:a><text:span text:style-name="T2">) и не нативно под Mac (используется виртуализация). Автор рекомендует использовать в тестовой и особенно в промышленной эксплуатации только Linux. </text:span></text:p>
        <text:h text:style-name="P3" text:outline-level="4">Основные команды</text:h>
        <text:p text:style-name="P30">Ниже приведены примеры наиболее распространенных команд:</text:p>
        <text:p text:style-name="P4"><text:span text:style-name="Source_20_Text"><text:span text:style-name="T7"># справочная информация</text:span></text:span></text:p>
        <text:p text:style-name="P5"><text:span text:style-name="Source_20_Text"><text:span text:style-name="T8">docker --</text:span></text:span><text:span text:style-name="Source_20_Text"><text:span text:style-name="T10">help</text:span></text:span><text:span text:style-name="Source_20_Text"><text:span text:style-name="T8"> </text:span></text:span><text:span text:style-name="Source_20_Text"><text:span text:style-name="T7"># список доступных команд</text:span></text:span></text:p>
        <text:p text:style-name="P5"><text:soft-page-break/><text:span text:style-name="Source_20_Text"><text:span text:style-name="T8">docker &lt;</text:span></text:span><text:span text:style-name="Source_20_Text"><text:span text:style-name="T10">command</text:span></text:span><text:span text:style-name="Source_20_Text"><text:span text:style-name="T8">&gt; --</text:span></text:span><text:span text:style-name="Source_20_Text"><text:span text:style-name="T10">help</text:span></text:span><text:span text:style-name="Source_20_Text"><text:span text:style-name="T8"> </text:span></text:span><text:span text:style-name="Source_20_Text"><text:span text:style-name="T7"># информация по команде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docker --version </text:span></text:span><text:span text:style-name="Source_20_Text"><text:span text:style-name="T7"># версия Docker</text:span></text:span></text:p>
        <text:p text:style-name="P5"><text:span text:style-name="Source_20_Text"><text:span text:style-name="T8">docker info </text:span></text:span><text:span text:style-name="Source_20_Text"><text:span text:style-name="T7"># общая информация о системе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работа с образами</text:span></text:span></text:p>
        <text:p text:style-name="P5"><text:span text:style-name="Source_20_Text"><text:span text:style-name="T8">docker search debian </text:span></text:span><text:span text:style-name="Source_20_Text"><text:span text:style-name="T7"># поиск образов по ключевому слову debian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docker pull ubuntu </text:span></text:span><text:span text:style-name="Source_20_Text"><text:span text:style-name="T7"># скачивание последней версии (тег по умолчанию latest) официального образа ubuntu (издатель не указывается) из репозитория по умолчанию docker.io/library</text:span></text:span></text:p>
        <text:p text:style-name="P5"><text:span text:style-name="Source_20_Text"><text:span text:style-name="T8">docker pull prom/prometheus </text:span></text:span><text:span text:style-name="Source_20_Text"><text:span text:style-name="T7"># скачивание последней версии (latest) образа prometheus от издателя prom из репозитория docker.io/prom</text:span></text:span></text:p>
        <text:p text:style-name="P5"><text:soft-page-break/><text:span text:style-name="Source_20_Text"><text:span text:style-name="T8">docker pull docker.io/library/ubuntu:18.04 </text:span></text:span><text:span text:style-name="Source_20_Text"><text:span text:style-name="T7"># скачивание из репозитория docker.io официального образа ubuntu с тегом 18.04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docker images </text:span></text:span><text:span text:style-name="Source_20_Text"><text:span text:style-name="T7"># просмотр локальных образов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docker rmi &lt;image_name&gt;:&lt;tag&gt; </text:span></text:span><text:span text:style-name="Source_20_Text"><text:span text:style-name="T7"># удаление образа. Вместо &lt;image_name&gt;:&lt;tag&gt; можно указать &lt;image_id&gt;. Для удаления образа все контейнеры на его основе должны быть как минимум остановлены</text:span></text:span></text:p>
        <text:p text:style-name="P5"><text:span text:style-name="Source_20_Text"><text:span text:style-name="T8">docker rmi $(docker images -aq) </text:span></text:span><text:span text:style-name="Source_20_Text"><text:span text:style-name="T7"># удаление всех образов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работа с контейнерами</text:span></text:span></text:p>
        <text:p text:style-name="P5"><text:span text:style-name="Source_20_Text"><text:span text:style-name="T8">docker run hello-world </text:span></text:span><text:span text:style-name="Source_20_Text"><text:span text:style-name="T7"># Hello, world! в мире контейнеров</text:span></text:span></text:p>
        <text:p text:style-name="P5"><text:span text:style-name="Source_20_Text"><text:span text:style-name="T8">docker run -it ubuntu bash </text:span></text:span><text:span text:style-name="Source_20_Text"><text:span text:style-name="T7"># запуск контейнера ubuntu и выполнение команды bash в интерактивном режиме</text:span></text:span></text:p>
        <text:p text:style-name="P5"><text:soft-page-break/><text:span text:style-name="Source_20_Text"><text:span text:style-name="T8">docker run --name docker-getting-started --publish 8080:80 docker/getting-started </text:span></text:span><text:span text:style-name="Source_20_Text"><text:span text:style-name="T7"># запуск контейнера gettind-started с отображением (маппингом) порта 8080 хоста на порт 80 внутрь контейнера</text:span></text:span></text:p>
        <text:p text:style-name="P5"><text:span text:style-name="Source_20_Text"><text:span text:style-name="T8">docker run --detach --name mongodb docker.io/library/mongo:4.4.10 </text:span></text:span><text:span text:style-name="Source_20_Text"><text:span text:style-name="T7"># запуск контейнера mongodb с именем mongodb в фоновом режиме. Данные будут удалены при удалении контейнера!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docker ps </text:span></text:span><text:span text:style-name="Source_20_Text"><text:span text:style-name="T7"># просмотр запущенных контейнеров</text:span></text:span></text:p>
        <text:p text:style-name="P5"><text:span text:style-name="Source_20_Text"><text:span text:style-name="T8">docker ps -a </text:span></text:span><text:span text:style-name="Source_20_Text"><text:span text:style-name="T7"># просмотр всех контейнеров (в том числе остановленных)</text:span></text:span></text:p>
        <text:p text:style-name="P5"><text:span text:style-name="Source_20_Text"><text:span text:style-name="T8">docker stats --no-stream </text:span></text:span><text:span text:style-name="Source_20_Text"><text:span text:style-name="T7"># просмотр статистики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docker start alpine </text:span></text:span><text:span text:style-name="Source_20_Text"><text:span text:style-name="T7"># создание контейнера из образа alpine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docker start &lt;container_name&gt; </text:span></text:span><text:span text:style-name="Source_20_Text"><text:span text:style-name="T7"># запуск созданного контейнера. Вместо &lt;container_name&gt; можно указать &lt;container_id&gt;</text:span></text:span></text:p>
        <text:p text:style-name="P5"><text:soft-page-break/><text:span text:style-name="Source_20_Text"><text:span text:style-name="T8">docker start $(docker ps -a -q) </text:span></text:span><text:span text:style-name="Source_20_Text"><text:span text:style-name="T7"># запуск всех созданных контейнеров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docker stop &lt;container_name&gt; </text:span></text:span><text:span text:style-name="Source_20_Text"><text:span text:style-name="T7"># остановка контейнера. Вместо &lt;container_name&gt; можно указать &lt;container_id&gt;</text:span></text:span></text:p>
        <text:p text:style-name="P5"><text:span text:style-name="Source_20_Text"><text:span text:style-name="T8">docker stop $(docker ps -a -q) </text:span></text:span><text:span text:style-name="Source_20_Text"><text:span text:style-name="T7"># остановка всех контейнеров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docker rm &lt;container_name&gt; </text:span></text:span><text:span text:style-name="Source_20_Text"><text:span text:style-name="T7"># удаление контейнера. Вместо &lt;container_name&gt; можно указать &lt;container_id&gt;</text:span></text:span></text:p>
        <text:p text:style-name="P5"><text:span text:style-name="Source_20_Text"><text:span text:style-name="T8">docker rm $(docker ps -a -q) </text:span></text:span><text:span text:style-name="Source_20_Text"><text:span text:style-name="T7"># удаление всех контейнеров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система</text:span></text:span></text:p>
        <text:p text:style-name="P5"><text:span text:style-name="Source_20_Text"><text:span text:style-name="T8">docker system info </text:span></text:span><text:span text:style-name="Source_20_Text"><text:span text:style-name="T7"># общая информация о системе (соответствует docker info)</text:span></text:span></text:p>
        <text:p text:style-name="P5"><text:span text:style-name="Source_20_Text"><text:span text:style-name="T8">docker system df </text:span></text:span><text:span text:style-name="Source_20_Text"><text:span text:style-name="T7"># занятое место на диске</text:span></text:span></text:p>
        <text:p text:style-name="P5"><text:soft-page-break/><text:span text:style-name="Source_20_Text"><text:span text:style-name="T8">docker system prune -af </text:span></text:span><text:span text:style-name="Source_20_Text"><text:span text:style-name="T7"># удаление неиспользуемых данных и очистка диска</text:span></text:span></text:p>
        <text:p text:style-name="P32">Обязательно пробуйте команды на практике, при необходимости прибегая к help или руководствам в Интернете. </text:p>
        <text:h text:style-name="P3" text:outline-level="4">Хранение данных</text:h>
        <text:p text:style-name="P30">При запуске контейнер получает доступ на чтение ко всем слоям образа, а также создает свой исполняемый слой с возможностью создавать, обновлять и удалять файлы. Все эти изменения не будут видны для файловой системы хоста и других контейнеров, даже если они используют тот же базовый образ. При удалении контейнера все измененные данные также будут удалены. В большинстве случаев это предпочтительное поведение, однако иногда данные необходимо расшарить между несколькими контейнерами или просто сохранить.</text:p>
        <text:p text:style-name="P27">Рассмотрим два способа хранения данных контейнеров:</text:p>
        <text:list xml:id="list2536450489" text:style-name="L5">
          <text:list-item>
            <text:p text:style-name="P22"><text:a xlink:type="simple" xlink:href="https://docs.docker.com/get-started/05_persisting_data/" text:style-name="Internet_20_link" text:visited-style-name="Visited_20_Internet_20_Link"><text:span text:style-name="T5">named volumes</text:span></text:a><text:span text:style-name="T2"> – именованные тома хранения данных<text:line-break/>Позволяет сохранять данные в именованный том, который располагается в каталоге в /var/lib/docker/volumes и не удаляется при удалении контейнера. Том может быть подключен к нескольким контейнерам</text:span></text:p>
          </text:list-item>
          <text:list-item>
            <text:p text:style-name="P22"><text:a xlink:type="simple" xlink:href="https://docs.docker.com/get-started/06_bind_mounts/" text:style-name="Internet_20_link" text:visited-style-name="Visited_20_Internet_20_Link"><text:span text:style-name="T5">bind mount</text:span></text:a><text:span text:style-name="T2"> – монтирование каталога с хоста<text:line-break/>Позволяет монтировать файл или каталог с хоста в контейнер. На практике используется для проброса </text:span><text:soft-page-break/><text:span text:style-name="T2">конфигурационных файлов или каталога БД внутрь контейнера</text:span></text:p>
          </text:list-item>
        </text:list>
        <text:p text:style-name="P11">Ниже приведены примеры использования named volume и bind mount:</text:p>
        <text:p text:style-name="P4"><text:span text:style-name="Source_20_Text"><text:span text:style-name="T7"># справочная информация</text:span></text:span></text:p>
        <text:p text:style-name="P5"><text:span text:style-name="Source_20_Text"><text:span text:style-name="T8">docker &lt;</text:span></text:span><text:span text:style-name="Source_20_Text"><text:span text:style-name="T10">command</text:span></text:span><text:span text:style-name="Source_20_Text"><text:span text:style-name="T8">&gt; --</text:span></text:span><text:span text:style-name="Source_20_Text"><text:span text:style-name="T10">help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named volume</text:span></text:span></text:p>
        <text:p text:style-name="P5"><text:span text:style-name="Source_20_Text"><text:span text:style-name="T8">docker run --detach --name jenkins --publish 80:8080 --volume=jenkins_home:/var/jenkins_home/ jenkins/jenkins:lts-jdk11 </text:span></text:span><text:span text:style-name="Source_20_Text"><text:span text:style-name="T7"># запуск контейнера jenkins с подключением каталога /var/jenkins_home как тома jenkins_home</text:span></text:span></text:p>
        <text:p text:style-name="P5"><text:span text:style-name="Source_20_Text"><text:span text:style-name="T8">docker volume ls </text:span></text:span><text:span text:style-name="Source_20_Text"><text:span text:style-name="T7"># просмотр томов</text:span></text:span></text:p>
        <text:p text:style-name="P5"><text:span text:style-name="Source_20_Text"><text:span text:style-name="T8">docker volume prune </text:span></text:span><text:span text:style-name="Source_20_Text"><text:span text:style-name="T7"># удаление неиспользуемых томов и очистка диска. Для удаления тома все контейнеры, в которых он подключен, должны быть остановлены и удалены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bind mount</text:span></text:span></text:p>
        <text:p text:style-name="P5"><text:soft-page-break/><text:span text:style-name="Source_20_Text"><text:span text:style-name="T7"># запуск контейнера node-exporter с монтированием каталогов внутрь контейнера в режиме read only: /proc хоста прокидывается в /host/proc:ro внутрь контейнера, /sys - в /host/sys:ro, а / - в /rootfs:ro</text:span></text:span></text:p>
        <text:p text:style-name="P5"><text:span text:style-name="Source_20_Text"><text:span text:style-name="T8">docker run \</text:span></text:span></text:p>
        <text:p text:style-name="P5"><text:span text:style-name="Source_20_Text"><text:span text:style-name="T8">-p 9100:9100 \</text:span></text:span></text:p>
        <text:p text:style-name="P5"><text:span text:style-name="Source_20_Text"><text:span text:style-name="T8">-v </text:span></text:span><text:span text:style-name="Source_20_Text"><text:span text:style-name="T11">"/proc:/host/proc:ro"</text:span></text:span><text:span text:style-name="Source_20_Text"><text:span text:style-name="T8"> \</text:span></text:span></text:p>
        <text:p text:style-name="P5"><text:span text:style-name="Source_20_Text"><text:span text:style-name="T8">-v </text:span></text:span><text:span text:style-name="Source_20_Text"><text:span text:style-name="T11">"/sys:/host/sys:ro"</text:span></text:span><text:span text:style-name="Source_20_Text"><text:span text:style-name="T8"> \</text:span></text:span></text:p>
        <text:p text:style-name="P5"><text:span text:style-name="Source_20_Text"><text:span text:style-name="T8">-v </text:span></text:span><text:span text:style-name="Source_20_Text"><text:span text:style-name="T11">"/:/rootfs:ro"</text:span></text:span><text:span text:style-name="Source_20_Text"><text:span text:style-name="T8"> \</text:span></text:span></text:p>
        <text:p text:style-name="P5"><text:span text:style-name="Source_20_Text"><text:span text:style-name="T8">--name node-exporter prom/node-exporter:v1.1.2</text:span></text:span></text:p>
        <text:p text:style-name="P32">Обязательно пробуйте команды на практике, при необходимости прибегая к help или руководствам в Интернете. </text:p>
        <text:p text:style-name="P29"><text:span text:style-name="T3">Читать подробнее:</text:span><text:span text:style-name="T2"> </text:span><text:a xlink:type="simple" xlink:href="https://habr.com/ru/company/southbridge/blog/534334/" text:style-name="Internet_20_link" text:visited-style-name="Visited_20_Internet_20_Link"><text:span text:style-name="T5">Хранение данных в Docker</text:span></text:a></text:p>
        <text:h text:style-name="P3" text:outline-level="4">Создание образа (Dockerfile)</text:h>
        <text:p text:style-name="P30">Создание и распространение образов – одна из основных задач Docker. Рассмотрим два способа создания образа:</text:p>
        <text:list xml:id="list3301778546" text:style-name="L6">
          <text:list-item>
            <text:p text:style-name="P14"><text:soft-page-break/>commit изменений из контейнера<text:line-break/>Необходимо запустить контейнер из базового образа в интерактивном режиме, внести изменения и сохранить результат в образ с помощью команды commit. На практике способ удобен для небольших быстрых доработок</text:p>
          </text:list-item>
          <text:list-item>
            <text:p text:style-name="P23"><text:span text:style-name="T2">декларативное описание через </text:span><text:a xlink:type="simple" xlink:href="https://docs.docker.com/engine/reference/builder/" text:style-name="Internet_20_link" text:visited-style-name="Visited_20_Internet_20_Link"><text:span text:style-name="T5">Dockerfile</text:span></text:a><text:span text:style-name="T2"><text:line-break/>Основной способ создания образов. Необходимо создать файл Dockerfile с декларативным описанием в формате yaml через текстовый редактор и запустить сборку образа командой build</text:span></text:p>
          </text:list-item>
        </text:list>
        <text:p text:style-name="P11">Ниже приведены примеры использования commit и build:</text:p>
        <text:p text:style-name="P4"><text:span text:style-name="Source_20_Text"><text:span text:style-name="T7"># справочная информация</text:span></text:span></text:p>
        <text:p text:style-name="P5"><text:span text:style-name="Source_20_Text"><text:span text:style-name="T8">docker &lt;</text:span></text:span><text:span text:style-name="Source_20_Text"><text:span text:style-name="T10">command</text:span></text:span><text:span text:style-name="Source_20_Text"><text:span text:style-name="T8">&gt; --</text:span></text:span><text:span text:style-name="Source_20_Text"><text:span text:style-name="T10">help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commit</text:span></text:span></text:p>
        <text:p text:style-name="P5"><text:span text:style-name="Source_20_Text"><text:span text:style-name="T7"># запуск контейнера из образа ubuntu в интерактивном режиме, установка утилиты ping и коммит образа под именем ubuntu-ping:20.04</text:span></text:span></text:p>
        <text:p text:style-name="P5"><text:span text:style-name="Source_20_Text"><text:span text:style-name="T8">docker run -it --name ubuntu-ping ubuntu:20.04 bash</text:span></text:span></text:p>
        <text:p text:style-name="P5"><text:soft-page-break/><text:span text:style-name="Source_20_Text"><text:span text:style-name="T8">apt update &amp;&amp; apt install -y iputils-ping</text:span></text:span></text:p>
        <text:p text:style-name="P5"><text:span text:style-name="Source_20_Text"><text:span text:style-name="T10">exit</text:span></text:span></text:p>
        <text:p text:style-name="P5"><text:span text:style-name="Source_20_Text"><text:span text:style-name="T8">docker commit ubuntu-ping ubuntu-ping:20.04</text:span></text:span></text:p>
        <text:p text:style-name="P5"><text:span text:style-name="Source_20_Text"><text:span text:style-name="T8">docker images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Dockerfile</text:span></text:span></text:p>
        <text:p text:style-name="P5"><text:span text:style-name="Source_20_Text"><text:span text:style-name="T7"># создание файла Dockerfile декларативного описания</text:span></text:span></text:p>
        <text:p text:style-name="P5"><text:span text:style-name="Source_20_Text"><text:span text:style-name="T8">FROM ubuntu:20.04</text:span></text:span></text:p>
        <text:p text:style-name="P5"><text:span text:style-name="Source_20_Text"><text:span text:style-name="T8">RUN apt-get update &amp;&amp; apt-get install -y iputils-ping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запуск команды build из каталога с Dockerfile для создания образа simust/ubuntu-ping:20.04</text:span></text:span></text:p>
        <text:p text:style-name="P5"><text:span text:style-name="Source_20_Text"><text:span text:style-name="T8">docker build -t ubuntu-ping:20.04 .</text:span></text:span></text:p>
        <text:p text:style-name="P5"><text:span text:style-name="Source_20_Text"><text:span text:style-name="T8">docker images</text:span></text:span></text:p>
        <text:p text:style-name="P5"><text:soft-page-break/><text:span text:style-name="Source_20_Text"><text:span text:style-name="T9"><text:s/></text:span></text:span></text:p>
        <text:p text:style-name="P5"><text:span text:style-name="Source_20_Text"><text:span text:style-name="T7"># tag, login, push</text:span></text:span></text:p>
        <text:p text:style-name="P5"><text:span text:style-name="Source_20_Text"><text:span text:style-name="T8">docker tag ubuntu-ping:20.04 simust/ubuntu-ping:20.04 </text:span></text:span><text:span text:style-name="Source_20_Text"><text:span text:style-name="T7"># создание из локального образа ubuntu-ping:20.04 тега с репозиторием для издателя simust</text:span></text:span></text:p>
        <text:p text:style-name="P5"><text:span text:style-name="Source_20_Text"><text:span text:style-name="T8">docker images</text:span></text:span></text:p>
        <text:p text:style-name="P5"><text:span text:style-name="Source_20_Text"><text:span text:style-name="T7"># вход в репозиторий docker.io под пользователем simust и отправка образа</text:span></text:span></text:p>
        <text:p text:style-name="P5"><text:span text:style-name="Source_20_Text"><text:span text:style-name="T8">docker login -u simust docker.io</text:span></text:span></text:p>
        <text:p text:style-name="P5"><text:span text:style-name="Source_20_Text"><text:span text:style-name="T8">docker push simust/ubuntu-ping:20.04</text:span></text:span></text:p>
        <text:p text:style-name="P32">Обязательно пробуйте команды на практике, при необходимости прибегая к help или руководствам в Интернете.</text:p>
        <text:p text:style-name="P29"><text:span text:style-name="T3">Читать подробнее:</text:span><text:span text:style-name="T2"> </text:span><text:a xlink:type="simple" xlink:href="https://habr.com/ru/company/ruvds/blog/439980/" text:style-name="Internet_20_link" text:visited-style-name="Visited_20_Internet_20_Link"><text:span text:style-name="T5">Изучаем Docker, часть 3: файлы Dockerfile</text:span></text:a><text:span text:style-name="T2">.</text:span></text:p>
        <text:h text:style-name="P3" text:outline-level="4">Мультиконтейнерные приложения (Docker Compose)</text:h>
        <text:p text:style-name="P31"><text:a xlink:type="simple" xlink:href="https://docs.docker.com/compose/" text:style-name="Internet_20_link" text:visited-style-name="Visited_20_Internet_20_Link"><text:span text:style-name="T5">Docker Compose</text:span></text:a><text:span text:style-name="T2"> – это инструмент для декларативного описания и запуска приложений, состоящих из нескольких контейнеров. Он использует yaml файл для настройки сервисов приложения и </text:span><text:soft-page-break/><text:span text:style-name="T2">выполняет процесс создания и запуска всех контейнеров с помощью одной команды. Утилита docker-compose позволяет выполнять команды на нескольких контейнерах одновременно – создавать образы, масштабировать контейнеры, запускать остановленные контейнеры и др.</text:span></text:p>
        <text:p text:style-name="P29"><text:span text:style-name="T3">Читать подробнее:</text:span><text:span text:style-name="T2"> </text:span><text:a xlink:type="simple" xlink:href="https://habr.com/ru/company/ruvds/blog/450312/" text:style-name="Internet_20_link" text:visited-style-name="Visited_20_Internet_20_Link"><text:span text:style-name="T5">Руководство по Docker Compose для начинающих</text:span></text:a></text:p>
        <text:h text:style-name="P2" text:outline-level="3">Работа с Podman</text:h>
        <text:p text:style-name="P31"><text:a xlink:type="simple" xlink:href="https://docs.podman.io/en/latest/index.html" text:style-name="Internet_20_link" text:visited-style-name="Visited_20_Internet_20_Link"><text:span text:style-name="T5">Podman</text:span></text:a><text:span text:style-name="T2"> – это инструмент с открытым исходным кодом для поиска, сборки, передачи и запуска приложений. Является утилитой командной строки с </text:span><text:a xlink:type="simple" xlink:href="https://www.youtube.com/watch?v=lKGHKzTwhHM" text:style-name="Internet_20_link" text:visited-style-name="Visited_20_Internet_20_Link"><text:span text:style-name="T5">аналогичными docker командами</text:span></text:a><text:span text:style-name="T2">, однако не требует дополнительный сервис для работы и может работать без прав доступа root. По умолчанию использует в качестве Container Runtime crun (ранее runc).</text:span></text:p>
        <text:p text:style-name="P27">Возможность работать с контейнерами без прав root приводит к нескольким особенностям:</text:p>
        <text:list xml:id="list985372557" text:style-name="L7">
          <text:list-item>
            <text:p text:style-name="P15">все файлы Podman (образы, контейнеры и др.) пользователей с правами доступа root хранятся в каталоге /var/lib/containers, без прав доступа root – в ~/.local/share/containers</text:p>
          </text:list-item>
          <text:list-item>
            <text:p text:style-name="P15">пользователи без root прав по умолчанию не могут использовать привилегированные порты и полноценно использовать некоторые команды</text:p>
          </text:list-item>
        </text:list>
        <text:p text:style-name="P18"><text:span text:style-name="T2">Для установки необходимо воспользоваться официальным руководством – </text:span><text:a xlink:type="simple" xlink:href="https://podman.io/getting-started/installation.html" text:style-name="Internet_20_link" text:visited-style-name="Visited_20_Internet_20_Link"><text:span text:style-name="T5">Podman Installation Instructions</text:span></text:a><text:span text:style-name="T2">, которое содержит </text:span><text:soft-page-break/><text:span text:style-name="T2">инструкции для Linux, Windows и Mac. Стоит сразу отметить, что контейнерам для работы необходимы функции ядра Linux, поэтому они работают нативно под Linux, почти нативно в последних версиях Windows благодаря </text:span><text:a xlink:type="simple" xlink:href="https://docs.microsoft.com/ru-ru/windows/wsl/about" text:style-name="Internet_20_link" text:visited-style-name="Visited_20_Internet_20_Link"><text:span text:style-name="T5">WSL2</text:span></text:a><text:span text:style-name="T2"> (через </text:span><text:a xlink:type="simple" xlink:href="https://docs.microsoft.com/en-us/windows/wsl/install#change-the-default-linux-distribution-installed" text:style-name="Internet_20_link" text:visited-style-name="Visited_20_Internet_20_Link"><text:span text:style-name="T5">Linux дистрибутив</text:span></text:a><text:span text:style-name="T2"> – не забудьте про wsl --set-default-version 2) и не нативно под Mac (используется виртуализация). Автор рекомендует использовать в тестовой и особенно в промышленной эксплуатации только Linux. </text:span></text:p>
        <text:h text:style-name="P3" text:outline-level="4">Основные команды</text:h>
        <text:p text:style-name="P30">Основные команды для docker идентичны командам для podman, однако есть и приятные доработки (например, ключ --all для команд start, stop, rm, rmi). Формат образов также совместим благодаря спецификации OCI.</text:p>
        <text:p text:style-name="P27">Ниже приведены примеры наиболее распространенных команд:</text:p>
        <text:p text:style-name="P4"><text:span text:style-name="Source_20_Text"><text:span text:style-name="T7"># справочная информация</text:span></text:span></text:p>
        <text:p text:style-name="P5"><text:span text:style-name="Source_20_Text"><text:span text:style-name="T8">podman --</text:span></text:span><text:span text:style-name="Source_20_Text"><text:span text:style-name="T10">help</text:span></text:span><text:span text:style-name="Source_20_Text"><text:span text:style-name="T8"> </text:span></text:span><text:span text:style-name="Source_20_Text"><text:span text:style-name="T7"># список доступных команд</text:span></text:span></text:p>
        <text:p text:style-name="P5"><text:span text:style-name="Source_20_Text"><text:span text:style-name="T8">podman &lt;</text:span></text:span><text:span text:style-name="Source_20_Text"><text:span text:style-name="T10">command</text:span></text:span><text:span text:style-name="Source_20_Text"><text:span text:style-name="T8">&gt; --</text:span></text:span><text:span text:style-name="Source_20_Text"><text:span text:style-name="T10">help</text:span></text:span><text:span text:style-name="Source_20_Text"><text:span text:style-name="T8"> </text:span></text:span><text:span text:style-name="Source_20_Text"><text:span text:style-name="T7"># информация по команде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работа с образами</text:span></text:span></text:p>
        <text:p text:style-name="P5"><text:soft-page-break/><text:span text:style-name="Source_20_Text"><text:span text:style-name="T8">podman search nginx </text:span></text:span><text:span text:style-name="Source_20_Text"><text:span text:style-name="T7"># поиск образов по ключевому слову nginx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podman pull ubuntu </text:span></text:span><text:span text:style-name="Source_20_Text"><text:span text:style-name="T7"># скачивание последней версии (тег по умолчанию latest) официального образа ubuntu (издатель не указывается) из репозитория по умолчанию docker.io/library</text:span></text:span></text:p>
        <text:p text:style-name="P5"><text:span text:style-name="Source_20_Text"><text:span text:style-name="T8">podman pull quay.io/bitnami/nginx:latest </text:span></text:span><text:span text:style-name="Source_20_Text"><text:span text:style-name="T7"># скачивание последней версии образа nginx от издателя bitnami из репозитория quay.io/bitnami</text:span></text:span></text:p>
        <text:p text:style-name="P5"><text:span text:style-name="Source_20_Text"><text:span text:style-name="T8">podman pull docker.io/library/ubuntu:18.04 </text:span></text:span><text:span text:style-name="Source_20_Text"><text:span text:style-name="T7"># скачивание из репозитория docker.io официального образа ubuntu с тегом 18.04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podman images </text:span></text:span><text:span text:style-name="Source_20_Text"><text:span text:style-name="T7"># просмотр локальных образов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podman rmi &lt;image_name&gt;:&lt;tag&gt; </text:span></text:span><text:span text:style-name="Source_20_Text"><text:span text:style-name="T7"># удаление образа. Вместо &lt;image_name&gt;:&lt;tag&gt; можно указать &lt;image_id&gt;. Для удаления образа все контейнеры на его основе должны быть как минимум остановлены</text:span></text:span></text:p>
        <text:p text:style-name="P5"><text:soft-page-break/><text:span text:style-name="Source_20_Text"><text:span text:style-name="T8">podman rmi --all </text:span></text:span><text:span text:style-name="Source_20_Text"><text:span text:style-name="T7"># удаление всех образов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работа с контейнерами</text:span></text:span></text:p>
        <text:p text:style-name="P5"><text:span text:style-name="Source_20_Text"><text:span text:style-name="T8">podman run hello-world </text:span></text:span><text:span text:style-name="Source_20_Text"><text:span text:style-name="T7"># Hello, world! в мире контейнеров</text:span></text:span></text:p>
        <text:p text:style-name="P5"><text:span text:style-name="Source_20_Text"><text:span text:style-name="T8">podman run -it ubuntu bash </text:span></text:span><text:span text:style-name="Source_20_Text"><text:span text:style-name="T7"># запуск контейнера ubuntu и выполнение команды bash в интерактивном режиме</text:span></text:span></text:p>
        <text:p text:style-name="P5"><text:span text:style-name="Source_20_Text"><text:span text:style-name="T8">podman run --detach --name nginx --publish 9090:8080 quay.io/bitnami/nginx:1.20.2 </text:span></text:span><text:span text:style-name="Source_20_Text"><text:span text:style-name="T7"># запуск контейнера nginx с отображением (маппингом) порта 9090 хоста на порт 8080 внутрь контейнера</text:span></text:span></text:p>
        <text:p text:style-name="P5"><text:span text:style-name="Source_20_Text"><text:span text:style-name="T8">podman run --detach --name mongodb docker.io/library/mongo:4.4.10 </text:span></text:span><text:span text:style-name="Source_20_Text"><text:span text:style-name="T7"># запуск контейнера mongodb с именем mongodb в фоновом режиме. Данные будут удалены при удалении контейнера!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podman ps </text:span></text:span><text:span text:style-name="Source_20_Text"><text:span text:style-name="T7"># просмотр запущенных контейнеров</text:span></text:span></text:p>
        <text:p text:style-name="P5"><text:soft-page-break/><text:span text:style-name="Source_20_Text"><text:span text:style-name="T8">podman ps -a </text:span></text:span><text:span text:style-name="Source_20_Text"><text:span text:style-name="T7"># просмотр всех контейнеров (в том числе остановленных)</text:span></text:span></text:p>
        <text:p text:style-name="P5"><text:span text:style-name="Source_20_Text"><text:span text:style-name="T8">podman stats --no-stream </text:span></text:span><text:span text:style-name="Source_20_Text"><text:span text:style-name="T7"># просмотр статистики. Если у пользователя нет прав доступа root, то необходимо переключиться на cgroups v2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podman create alpine </text:span></text:span><text:span text:style-name="Source_20_Text"><text:span text:style-name="T7"># создание контейнера из образа alpine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podman start &lt;container_name&gt; </text:span></text:span><text:span text:style-name="Source_20_Text"><text:span text:style-name="T7"># запуск созданного контейнера. Вместо &lt;container_name&gt; можно указать &lt;container_id&gt;</text:span></text:span></text:p>
        <text:p text:style-name="P5"><text:span text:style-name="Source_20_Text"><text:span text:style-name="T8">podman start --all </text:span></text:span><text:span text:style-name="Source_20_Text"><text:span text:style-name="T7"># запуск всех созданных контейнеров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8">podman stop &lt;container_name&gt; </text:span></text:span><text:span text:style-name="Source_20_Text"><text:span text:style-name="T7"># остановка контейнера. Вместо &lt;container_name&gt; можно указать &lt;container_id&gt;</text:span></text:span></text:p>
        <text:p text:style-name="P5"><text:span text:style-name="Source_20_Text"><text:span text:style-name="T8">podman stop --all </text:span></text:span><text:span text:style-name="Source_20_Text"><text:span text:style-name="T7"># остановка всех контейнеров</text:span></text:span></text:p>
        <text:p text:style-name="P5"><text:soft-page-break/><text:span text:style-name="Source_20_Text"><text:span text:style-name="T9"><text:s/></text:span></text:span></text:p>
        <text:p text:style-name="P5"><text:span text:style-name="Source_20_Text"><text:span text:style-name="T8">podman rm &lt;container_name&gt; </text:span></text:span><text:span text:style-name="Source_20_Text"><text:span text:style-name="T7"># удаление контейнера. Вместо &lt;container_name&gt; можно указать &lt;container_id&gt;</text:span></text:span></text:p>
        <text:p text:style-name="P5"><text:span text:style-name="Source_20_Text"><text:span text:style-name="T8">podman rm --all </text:span></text:span><text:span text:style-name="Source_20_Text"><text:span text:style-name="T7"># удаление всех контейнеров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система</text:span></text:span></text:p>
        <text:p text:style-name="P5"><text:span text:style-name="Source_20_Text"><text:span text:style-name="T8">podman system info </text:span></text:span><text:span text:style-name="Source_20_Text"><text:span text:style-name="T7"># общая информация о системе</text:span></text:span></text:p>
        <text:p text:style-name="P5"><text:span text:style-name="Source_20_Text"><text:span text:style-name="T8">podman system df </text:span></text:span><text:span text:style-name="Source_20_Text"><text:span text:style-name="T7"># занятое место на диске</text:span></text:span></text:p>
        <text:p text:style-name="P5"><text:span text:style-name="Source_20_Text"><text:span text:style-name="T8">podman system prune -af </text:span></text:span><text:span text:style-name="Source_20_Text"><text:span text:style-name="T7"># удаление неиспользуемых данных и очистка диска</text:span></text:span></text:p>
        <text:h text:style-name="P3" text:outline-level="4">Хранение данных</text:h>
        <text:p text:style-name="P30">При запуске контейнер получает доступ на чтение ко всем слоям образа, а также создает свой исполняемый слой с возможностью создавать, обновлять и удалять файлы. Все эти изменения не будут видны для файловой системы хоста и других контейнеров, даже если они используют тот же базовый образ. При удалении контейнера все измененные данные также будут удалены. В большинстве случаев это предпочтительное поведение, однако <text:soft-page-break/>иногда данные необходимо расшарить между несколькими контейнерами или просто сохранить.</text:p>
        <text:p text:style-name="P27">Рассмотрим два способа хранения данных контейнеров:</text:p>
        <text:list xml:id="list2163686066" text:style-name="L8">
          <text:list-item>
            <text:p text:style-name="P24"><text:a xlink:type="simple" xlink:href="https://access.redhat.com/documentation/en-us/red_hat_enterprise_linux/8/html/building_running_and_managing_containers/assembly_working-with-containers_building-running-and-managing-containers#proc_sharing-files-between-two-containers_assembly_working-with-containers" text:style-name="Internet_20_link" text:visited-style-name="Visited_20_Internet_20_Link"><text:span text:style-name="T5">named volumes</text:span></text:a><text:span text:style-name="T2"> – именованные тома хранения данных<text:line-break/>Позволяет сохранять данные в именованный том, который располагается в каталоге в /var/lib/containers/storage/volumes или ~/.local/share/containers/storage/volumes и не удаляется при удалении контейнера. Том может быть подключен к нескольким контейнерам</text:span></text:p>
          </text:list-item>
          <text:list-item>
            <text:p text:style-name="P24"><text:a xlink:type="simple" xlink:href="https://access.redhat.com/documentation/en-us/red_hat_enterprise_linux/8/html/building_running_and_managing_containers/assembly_working-with-containers_building-running-and-managing-containers#proc_mounting-directory-on-localhost-to-the-container_assembly_working-with-containers" text:style-name="Internet_20_link" text:visited-style-name="Visited_20_Internet_20_Link"><text:span text:style-name="T5">bind mount</text:span></text:a><text:span text:style-name="T2"> – монтирование каталога с хоста<text:line-break/>Позволяет монтировать файл или каталог с хоста в контейнер. На практике используется для проброса конфигурационных файлов или каталога БД внутрь контейнера</text:span></text:p>
          </text:list-item>
        </text:list>
        <text:p text:style-name="P11">Ниже приведены примеры использования named volume и bind mount:</text:p>
        <text:p text:style-name="P4"><text:span text:style-name="Source_20_Text"><text:span text:style-name="T7"># справочная информация</text:span></text:span></text:p>
        <text:p text:style-name="P5"><text:span text:style-name="Source_20_Text"><text:span text:style-name="T8">podman &lt;</text:span></text:span><text:span text:style-name="Source_20_Text"><text:span text:style-name="T10">command</text:span></text:span><text:span text:style-name="Source_20_Text"><text:span text:style-name="T8">&gt; --</text:span></text:span><text:span text:style-name="Source_20_Text"><text:span text:style-name="T10">help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named volume</text:span></text:span></text:p>
        <text:p text:style-name="P5"><text:soft-page-break/><text:span text:style-name="Source_20_Text"><text:span text:style-name="T8">podman run --detach --name jenkins --publish 8080:8080 --volume=jenkins_home:/var/jenkins_home/ docker.io/jenkins/jenkins:lts-jdk11 </text:span></text:span><text:span text:style-name="Source_20_Text"><text:span text:style-name="T7"># запуск контейнера jenkins с подключением каталога /var/jenkins_home как тома jenkins_home</text:span></text:span></text:p>
        <text:p text:style-name="P5"><text:span text:style-name="Source_20_Text"><text:span text:style-name="T8">podman volume ls </text:span></text:span><text:span text:style-name="Source_20_Text"><text:span text:style-name="T7"># просмотр томов</text:span></text:span></text:p>
        <text:p text:style-name="P5"><text:span text:style-name="Source_20_Text"><text:span text:style-name="T8">podman volume prune </text:span></text:span><text:span text:style-name="Source_20_Text"><text:span text:style-name="T7"># удаление неиспользуемых томов и очистка диска. Для удаления тома все контейнеры, в которых он подключен, должны быть остановлены и удалены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bind mount</text:span></text:span></text:p>
        <text:p text:style-name="P5"><text:span text:style-name="Source_20_Text"><text:span text:style-name="T7"># запуск контейнера node-exporter с монтированием каталогов внутрь контейнера в режиме ro (read only)</text:span></text:span></text:p>
        <text:p text:style-name="P5"><text:span text:style-name="Source_20_Text"><text:span text:style-name="T8">podman run \</text:span></text:span></text:p>
        <text:p text:style-name="P5"><text:span text:style-name="Source_20_Text"><text:span text:style-name="T8">-p 9100:9100 \</text:span></text:span></text:p>
        <text:p text:style-name="P5"><text:span text:style-name="Source_20_Text"><text:span text:style-name="T8">-v </text:span></text:span><text:span text:style-name="Source_20_Text"><text:span text:style-name="T11">"/proc:/host/proc:ro"</text:span></text:span><text:span text:style-name="Source_20_Text"><text:span text:style-name="T8"> \</text:span></text:span></text:p>
        <text:p text:style-name="P5"><text:soft-page-break/><text:span text:style-name="Source_20_Text"><text:span text:style-name="T8">-v </text:span></text:span><text:span text:style-name="Source_20_Text"><text:span text:style-name="T11">"/sys:/host/sys:ro"</text:span></text:span><text:span text:style-name="Source_20_Text"><text:span text:style-name="T8"> \</text:span></text:span></text:p>
        <text:p text:style-name="P5"><text:span text:style-name="Source_20_Text"><text:span text:style-name="T8">-v </text:span></text:span><text:span text:style-name="Source_20_Text"><text:span text:style-name="T11">"/:/rootfs:ro"</text:span></text:span><text:span text:style-name="Source_20_Text"><text:span text:style-name="T8"> \</text:span></text:span></text:p>
        <text:p text:style-name="P5"><text:span text:style-name="Source_20_Text"><text:span text:style-name="T8">--name node-exporter docker.io/prom/node-exporter:v1.1.2</text:span></text:span></text:p>
        <text:h text:style-name="P3" text:outline-level="4">Создание образов (Containerfile)</text:h>
        <text:p text:style-name="P30">Создание и распространение образов – одна из основных задач Podman. Рассмотрим три способа создания образа:</text:p>
        <text:list xml:id="list2856923393" text:style-name="L9">
          <text:list-item>
            <text:p text:style-name="P16">commit изменений из контейнера<text:line-break/>Необходимо запустить контейнер из базового образа в интерактивном режиме, внести изменения и сохранить результат в образ с помощью команды commit. На практике способ удобен для небольших быстрых доработок</text:p>
          </text:list-item>
          <text:list-item>
            <text:p text:style-name="P25"><text:span text:style-name="T2">декларативное описание через </text:span><text:a xlink:type="simple" xlink:href="https://github.com/containers/common/blob/main/docs/Containerfile.5.md" text:style-name="Internet_20_link" text:visited-style-name="Visited_20_Internet_20_Link"><text:span text:style-name="T5">Containerfile</text:span></text:a><text:span text:style-name="T2"><text:line-break/>Необходимо создать файл Containerfile с декларативным описанием в формате yaml через текстовый редактор и запустить сборку образа командой build. Containerfile и Dockerfile полностью идентичны и взаимозаменяемы</text:span></text:p>
          </text:list-item>
          <text:list-item>
            <text:p text:style-name="P25"><text:span text:style-name="T2">сборка через утилиту </text:span><text:a xlink:type="simple" xlink:href="https://buildah.io/" text:style-name="Internet_20_link" text:visited-style-name="Visited_20_Internet_20_Link"><text:span text:style-name="T5">buildah</text:span></text:a><text:span text:style-name="T2"><text:line-break/></text:span><text:span text:style-name="T3">Читать подробнее:</text:span><text:span text:style-name="T2"> </text:span><text:a xlink:type="simple" xlink:href="https://github.com/containers/buildah/blob/main/docs/tutorials/01-intro.md" text:style-name="Internet_20_link" text:visited-style-name="Visited_20_Internet_20_Link"><text:span text:style-name="T5">Introduction Tutorial</text:span></text:a></text:p>
          </text:list-item>
        </text:list>
        <text:p text:style-name="P11">Ниже приведены примеры использования commit и build:</text:p>
        <text:p text:style-name="P4"><text:span text:style-name="Source_20_Text"><text:span text:style-name="T7"># справочная информация</text:span></text:span></text:p>
        <text:p text:style-name="P5"><text:soft-page-break/><text:span text:style-name="Source_20_Text"><text:span text:style-name="T8">podman &lt;</text:span></text:span><text:span text:style-name="Source_20_Text"><text:span text:style-name="T10">command</text:span></text:span><text:span text:style-name="Source_20_Text"><text:span text:style-name="T8">&gt; --</text:span></text:span><text:span text:style-name="Source_20_Text"><text:span text:style-name="T10">help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commit</text:span></text:span></text:p>
        <text:p text:style-name="P5"><text:span text:style-name="Source_20_Text"><text:span text:style-name="T7"># запуск контейнера из образа ubuntu в интерактивном режиме, установка утилиты ping и коммит образа под именем simust/ubuntu-ping:20.04</text:span></text:span></text:p>
        <text:p text:style-name="P5"><text:span text:style-name="Source_20_Text"><text:span text:style-name="T8">podman run -it --name ubuntu-ping ubuntu:20.04 bash</text:span></text:span></text:p>
        <text:p text:style-name="P5"><text:span text:style-name="Source_20_Text"><text:span text:style-name="T8">apt update &amp;&amp; apt install -y iputils-ping</text:span></text:span></text:p>
        <text:p text:style-name="P5"><text:span text:style-name="Source_20_Text"><text:span text:style-name="T10">exit</text:span></text:span></text:p>
        <text:p text:style-name="P5"><text:span text:style-name="Source_20_Text"><text:span text:style-name="T8">podman commit ubuntu-ping simust/ubuntu-ping:20.04</text:span></text:span></text:p>
        <text:p text:style-name="P5"><text:span text:style-name="Source_20_Text"><text:span text:style-name="T8">podman tag ubuntu-ping:20.04 ubuntu-ping:20.04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Containerfile</text:span></text:span></text:p>
        <text:p text:style-name="P5"><text:span text:style-name="Source_20_Text"><text:span text:style-name="T7"># создание файла Containerfile декларативного описания</text:span></text:span></text:p>
        <text:p text:style-name="P5"><text:soft-page-break/><text:span text:style-name="Source_20_Text"><text:span text:style-name="T8">FROM ubuntu:20.04</text:span></text:span></text:p>
        <text:p text:style-name="P5"><text:span text:style-name="Source_20_Text"><text:span text:style-name="T8">RUN apt-get update &amp;&amp; apt-get install -y iputils-ping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запуск команды build из каталога с Containerfile для создания образа ubuntu-ping:20.04</text:span></text:span></text:p>
        <text:p text:style-name="P5"><text:span text:style-name="Source_20_Text"><text:span text:style-name="T8">podman build -t ubuntu-ping:20.04 .</text:span></text:span></text:p>
        <text:p text:style-name="P5"><text:span text:style-name="Source_20_Text"><text:span text:style-name="T9"><text:s/></text:span></text:span></text:p>
        <text:p text:style-name="P5"><text:span text:style-name="Source_20_Text"><text:span text:style-name="T7"># tag, login, push</text:span></text:span></text:p>
        <text:p text:style-name="P5"><text:span text:style-name="Source_20_Text"><text:span text:style-name="T8">podman tag ubuntu-ping:20.04 quay.io/simust/ubuntu-ping:20.04 </text:span></text:span><text:span text:style-name="Source_20_Text"><text:span text:style-name="T7"># создание из локального образа ubuntu-ping:20.04 тега с репозиторием для издателя simust</text:span></text:span></text:p>
        <text:p text:style-name="P5"><text:span text:style-name="Source_20_Text"><text:span text:style-name="T7"># вход в репозиторий quay.io под пользователем simust и отправка образа</text:span></text:span></text:p>
        <text:p text:style-name="P5"><text:span text:style-name="Source_20_Text"><text:span text:style-name="T8">podman login -u simust quay.io</text:span></text:span></text:p>
        <text:p text:style-name="P5"><text:span text:style-name="Source_20_Text"><text:span text:style-name="T8">podman push quay.io/simust/ubuntu-ping:20.04</text:span></text:span></text:p>
        <text:p text:style-name="P32"><text:soft-page-break/>Обязательно пробуйте команды на практике, при необходимости прибегая к help или руководствам в Интернете.</text:p>
        <text:p text:style-name="P29"><text:span text:style-name="T3">Читать подробнее:</text:span><text:span text:style-name="T2"> </text:span><text:a xlink:type="simple" xlink:href="https://habr.com/ru/company/ruvds/blog/439980/" text:style-name="Internet_20_link" text:visited-style-name="Visited_20_Internet_20_Link"><text:span text:style-name="T5">Изучаем Docker, часть 3: файлы Dockerfile</text:span></text:a><text:span text:style-name="T2"> (Dockerfile = Containerfile)</text:span></text:p>
        <text:h text:style-name="P3" text:outline-level="4">Мультиконтейнерные приложения (Podman Compose и Podman Pod)</text:h>
        <text:p text:style-name="P31"><text:a xlink:type="simple" xlink:href="https://github.com/containers/podman-compose" text:style-name="Internet_20_link" text:visited-style-name="Visited_20_Internet_20_Link"><text:span text:style-name="T5">Podman Compose</text:span></text:a><text:span text:style-name="T2"> – это инструмент для декларативного описания и запуска приложений, состоящих из нескольких контейнеров. Фактически Podman Compose есть ни что иное, как реализация Docker Compose для Podman с учетом его особенностей (например, возможности работать с контейнерами без прав доступа root). Он использует yaml файл для настройки сервисов приложения и выполняет процесс создания и запуска всех контейнеров с помощью одной команды. </text:span></text:p>
        <text:p text:style-name="P29"><text:span text:style-name="T3">Читать подробнее:</text:span><text:span text:style-name="T2"> </text:span><text:a xlink:type="simple" xlink:href="https://habr.com/ru/company/ruvds/blog/450312/" text:style-name="Internet_20_link" text:visited-style-name="Visited_20_Internet_20_Link"><text:span text:style-name="T5">Руководство по Docker Compose для начинающих</text:span></text:a><text:span text:style-name="T2"> (Docker Compose = Podman Compose)</text:span></text:p>
        <text:p text:style-name="P29"><text:a xlink:type="simple" xlink:href="https://access.redhat.com/documentation/en-us/red_hat_enterprise_linux/8/html/building_running_and_managing_containers/assembly_working-with-pods_building-running-and-managing-containers" text:style-name="Internet_20_link" text:visited-style-name="Visited_20_Internet_20_Link"><text:span text:style-name="T5">Podman Pod</text:span></text:a><text:span text:style-name="T2"> – это группа из одного или нескольких контейнеров с общим хранилищем и сетевыми ресурсами, а также спецификацией для запуска контейнеров. Концепция подов появилась и реализуется в </text:span><text:a xlink:type="simple" xlink:href="https://kubernetes.io/docs/concepts/workloads/pods/" text:style-name="Internet_20_link" text:visited-style-name="Visited_20_Internet_20_Link"><text:span text:style-name="T5">Kubernetes</text:span></text:a><text:span text:style-name="T2">. </text:span></text:p>
        <text:p text:style-name="P29"><text:span text:style-name="T3">Читать подробнее:</text:span><text:span text:style-name="T2"> </text:span><text:a xlink:type="simple" xlink:href="https://developers.redhat.com/blog/2019/01/15/podman-managing-containers-pods" text:style-name="Internet_20_link" text:visited-style-name="Visited_20_Internet_20_Link"><text:span text:style-name="T5">Podman: Managing pods and containers in a local container runtime</text:span></text:a></text:p>
        <text:h text:style-name="P2" text:outline-level="3"><text:soft-page-break/>Подсказки после практики</text:h>
        <text:p text:style-name="P30">На практике при работе с контейнерами могут быть полезны следующие советы:</text:p>
        <text:list xml:id="list1137383115" text:style-name="L10">
          <text:list-item>
            <text:p text:style-name="P26"><text:span text:style-name="T2">Для администрирования приложений в контейнерах следует использовать функционал systemd unit<text:line-break/>Управлять приложениями в контейнерах как обычными сервисами Linux очень удобно – настройка, запуск, остановка, восстановление при сбоях и др. действия становятся простыми и прозрачными<text:line-break/></text:span><text:span text:style-name="T3">Читать подробнее:</text:span><text:span text:style-name="T2"> </text:span><text:a xlink:type="simple" xlink:href="https://itsecforu.ru/2020/04/28/🐳-как-запустить-docker-podman-контейнеры-в-каче/" text:style-name="Internet_20_link" text:visited-style-name="Visited_20_Internet_20_Link"><text:span text:style-name="T5">Как запустить Docker / Podman контейнеры в качестве службы Systemd</text:span></text:a></text:p>
          </text:list-item>
          <text:list-item>
            <text:p text:style-name="P17">Docker или Podman?<text:line-break/>Как определить, что лучше использовать – Docker или Podman? Критериев много, однозначного ответа нет, да и разница на сегодняшний день не так велика. Однако автор рекомендует использовать Podman во всех дистрибутивах, где приложила руку RedHat. Ubuntu, Debian и др. – Docker, RHEL, Fedora – Podman</text:p>
          </text:list-item>
        </text:list>
      </text:section>
      <text:p text:style-name="P7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enlo" svg:font-family="Menlo, Monaco, Consolas, 'Courier New', Courier, monospace"/>
    <style:font-face style:name="apple-system" svg:font-family="apple-system, BlinkMacSystemFont, Arial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1:35:42.346091779</meta:creation-date>
    <dc:date>2022-10-02T11:37:24.889798205</dc:date>
    <meta:editing-duration>PT1M43S</meta:editing-duration>
    <meta:editing-cycles>1</meta:editing-cycles>
    <meta:document-statistic meta:table-count="0" meta:image-count="2" meta:object-count="0" meta:page-count="33" meta:paragraph-count="273" meta:word-count="3408" meta:character-count="25464" meta:non-whitespace-character-count="22269"/>
    <meta:generator>LibreOffice/7.0.4.2$Linux_X86_64 LibreOffice_project/00$Build-2</meta:generator>
  </office:meta>
</office:document-meta>
</file>